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table:number-columns-repeated="16376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aura</meta:initial-creator>
    <dc:creator>Laura</dc:creator>
    <meta:creation-date>2014-11-17T22:25:56Z</meta:creation-date>
    <dc:date>2014-11-17T22:30:24Z</dc:date>
  </office:meta>
</office:document-meta>
</file>